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joritySelector.setAllowtie( boolean tiebre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joritySelector.isSelected( File basedir , String filename ,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joritySelector.Majority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jority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